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9999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stroke-dash="Fine_20_Dashed" svg:stroke-width="0.1cm" svg:stroke-color="#999999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47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99ccff" draw:fill="solid" draw:fill-color="#99ccff" draw:textarea-horizontal-align="center" draw:textarea-vertical-align="middle"/>
    </style:style>
    <style:style style:name="gr7" style:family="graphic" style:parent-style-name="standard">
      <style:graphic-properties svg:stroke-width="0.1cm" svg:stroke-color="#999999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999999"/>
    </style:style>
    <style:style style:name="P3" style:family="paragraph">
      <style:text-properties fo:color="#999999" fo:font-size="12pt" style:font-size-asian="12pt" style:font-size-complex="12pt"/>
    </style:style>
    <style:style style:name="P4" style:family="paragraph">
      <style:text-properties fo:color="#0047ff" fo:font-size="12pt" fo:font-weight="bold"/>
    </style:style>
    <style:style style:name="P5" style:family="paragraph">
      <style:text-properties fo:color="#0047ff" fo:font-size="12pt" fo:font-weight="bold" style:font-size-asian="12pt" style:font-size-complex="12pt"/>
    </style:style>
    <style:style style:name="P6" style:family="paragraph">
      <style:paragraph-properties fo:text-align="center"/>
      <style:text-properties fo:color="#ffffff" fo:font-style="normal" style:font-style-asian="normal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21cm" svg:height="7.867cm" svg:x="0.648cm" svg:y="1.3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1.349cm" svg:height="0.725cm" svg:x="0.461cm" svg:y="3.229cm">
          <draw:text-box>
            <text:p text:style-name="P2"><text:span text:style-name="T1">JVM</text:span></text:p>
          </draw:text-box>
        </draw:frame>
        <draw:line draw:style-name="gr3" draw:text-style-name="P1" draw:layer="layout" svg:x1="2.628cm" svg:y1="1.332cm" svg:x2="2.628cm" svg:y2="7.202cm">
          <text:p/>
        </draw:line>
        <draw:line draw:style-name="gr3" draw:text-style-name="P1" draw:layer="layout" svg:x1="9.269cm" svg:y1="7.218cm" svg:x2="2.663cm" svg:y2="7.219cm">
          <text:p/>
        </draw:line>
        <draw:line draw:style-name="gr3" draw:text-style-name="P1" draw:layer="layout" svg:x1="0.648cm" svg:y1="9.181cm" svg:x2="2.646cm" svg:y2="7.219cm">
          <text:p/>
        </draw:line>
        <draw:custom-shape draw:style-name="gr4" draw:text-style-name="P1" draw:layer="layout" svg:width="6.886cm" svg:height="5.519cm" svg:x="1.652cm" svg:y="2.55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1.776cm" svg:height="0.738cm" svg:x="1.462cm" svg:y="3.83cm">
          <draw:text-box>
            <text:p text:style-name="P4"><text:span text:style-name="T2">Frame</text:span></text:p>
          </draw:text-box>
        </draw:frame>
        <draw:line draw:style-name="gr5" draw:text-style-name="P1" draw:layer="layout" svg:x1="3.048cm" svg:y1="2.558cm" svg:x2="3.049cm" svg:y2="6.676cm">
          <text:p/>
        </draw:line>
        <draw:line draw:style-name="gr5" draw:text-style-name="P1" draw:layer="layout" svg:x1="1.647cm" svg:y1="8.077cm" svg:x2="3.049cm" svg:y2="6.693cm">
          <text:p/>
        </draw:line>
        <draw:line draw:style-name="gr5" draw:text-style-name="P1" draw:layer="layout" svg:x1="8.533cm" svg:y1="6.693cm" svg:x2="3.049cm" svg:y2="6.693cm">
          <text:p/>
        </draw:line>
        <draw:polygon draw:style-name="gr6" draw:text-style-name="P6" draw:layer="layout" svg:width="4.323cm" svg:height="1.401cm" draw:transform="skewX (0.786794426798895) translate (3.78303213225168cm 5.356cm)" svg:viewBox="0 0 4324 1402" draw:points="0,12114 0,10712 4324,10712 4324,12114">
          <text:p text:style-name="P6"><text:span text:style-name="T3">Office Floor</text:span></text:p>
        </draw:polygon>
        <draw:line draw:style-name="gr5" draw:text-style-name="P1" draw:layer="layout" svg:x1="7.149cm" svg:y1="6.483cm" svg:x2="7.166cm" svg:y2="5.029cm">
          <text:p/>
        </draw:line>
        <draw:line draw:style-name="gr7" draw:text-style-name="P1" draw:layer="layout" svg:x1="7.307cm" svg:y1="3.276cm" svg:x2="7.289cm" svg:y2="8.761cm">
          <text:p/>
        </draw:line>
        <draw:line draw:style-name="gr7" draw:text-style-name="P1" draw:layer="layout" svg:x1="0.631cm" svg:y1="3.276cm" svg:x2="7.307cm" svg:y2="3.259cm">
          <text:p/>
        </draw:line>
        <draw:line draw:style-name="gr7" draw:text-style-name="P1" draw:layer="layout" svg:x1="7.289cm" svg:y1="3.276cm" svg:x2="9.252cm" svg:y2="1.3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Sagenschneider</meta:initial-creator>
    <meta:creation-date>2009-06-08T17:53:59.37</meta:creation-date>
    <dc:date>2009-06-08T18:39:24.62</dc:date>
    <dc:creator>Daniel Sagenschneider</dc:creator>
    <meta:editing-duration>PT00H45M39S</meta:editing-duration>
    <meta:editing-cycles>10</meta:editing-cycles>
    <meta:generator>OpenOffice.org/3.1$Win32 OpenOffice.org_project/310m11$Build-9399</meta:generator>
    <meta:document-statistic meta:object-count="15"/>
  </office:meta>
</office:document-meta>
</file>